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2D879D312EFB186C.png" manifest:media-type="image/png"/>
  <manifest:file-entry manifest:full-path="Pictures/100010580000879200001508D21A14F0A9096EB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non Sans" svg:font-family="'Liberatinon Sans'" style:font-family-generic="swiss"/>
    <style:font-face style:name="Lilberation Sans" svg:font-family="'Lilberation Sans'" style:font-family-generic="swiss"/>
    <style:font-face style:name="Lucida Console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style:style style:name="P3" style:family="paragraph">
      <style:paragraph-properties fo:margin-left="0cm" fo:margin-right="0cm" fo:margin-top="0cm" fo:margin-bottom="0.405cm" fo:line-height="100%" fo:text-indent="0cm"/>
      <style:text-properties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ucida Console" fo:font-size="12pt" fo:font-style="normal" fo:text-shadow="none" style:text-underline-style="none" fo:font-weight="bold" style:letter-kerning="true" fo:background-color="transparent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ucida Console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ucida Sans Unicode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ucida Console" fo:font-size="12pt" fo:font-style="normal" fo:text-shadow="none" style:text-underline-style="none" fo:font-weight="bold" style:letter-kerning="true" fo:background-color="#aadcf7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ucida Console" fo:font-size="12pt" fo:font-weight="bold" fo:background-color="#aadcf7" style:font-size-asian="12pt" style:font-weight-asian="bold" style:font-size-complex="12pt" style:font-weight-complex="bold"/>
    </style:style>
    <style:style style:name="T11" style:family="text">
      <style:text-properties style:font-name="Lucida Console" fo:font-size="12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ucida Sans Unicode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ucida Console" fo:font-weight="bold" fo:background-color="#aadcf7" style:font-weight-asian="bold" style:font-weight-complex="bold"/>
    </style:style>
    <style:style style:name="T17" style:family="text">
      <style:text-properties style:font-name="Lucida Console" fo:font-weight="bold" fo:background-color="transparent" style:font-weight-asian="bold" style:font-weight-complex="bold"/>
    </style:style>
    <style:style style:name="T18" style:family="text">
      <style:text-properties style:font-name="Lucida Console" fo:font-weight="bold" style:font-weight-asian="bold" style:font-weight-complex="bold"/>
    </style:style>
    <style:style style:name="T19" style:family="text">
      <style:text-properties style:font-name="Liberation Sans3" fo:font-weight="bold" style:font-weight-asian="bold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 Code-First Introduction to NLP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A New TWiML x fast.ai Study Group</text:p>
            <text:p>Based on the course </text:p>
            <text:p>created by Rachel Thomas, </text:p>
            <text:p>co-founder of fast.ai</text:p>
            <text:p/>
            <text:p><text:span text:style-name="T1">Joseph Catanzarite</text:span></text:p>
            <text:p><text:span text:style-name="T1">14 Dec 201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urse 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cited to be here, hope you are too!</text:p>
              </text:list-item>
              <text:list-item>
                <text:p>How to make Learning Online work</text:p>
              </text:list-item>
              <text:list-item>
                <text:p>Course prerequisites</text:p>
              </text:list-item>
              <text:list-item>
                <text:p>Compute infrastructure, running course notebooks </text:p>
              </text:list-item>
              <text:list-item>
                <text:p>“Top-down approach” and how to make it work for you</text:p>
              </text:list-item>
              <text:list-item>
                <text:p>Topics to be covered</text:p>
              </text:list-item>
              <text:list-item>
                <text:p>Optional assignment: write a blog po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arning On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2">Make our meetup a classroom environment</text:p>
                <text:list>
                  <text:list-item>
                    <text:p>Ask questions, offer comments</text:p>
                  </text:list-item>
                  <text:list-item>
                    <text:p>Often questions and comments help others learn! </text:p>
                  </text:list-item>
                  <text:list-item>
                    <text:p><text:span text:style-name="T2">Please make sure you are muted! Unless you are </text:span>talking. </text:p>
                  </text:list-item>
                  <text:list-item>
                    <text:p>Stream video, if you have the bandwidth, so we can see each other!</text:p>
                  </text:list-item>
                </text:list>
              </text:list-item>
              <text:list-item>
                <text:p text:style-name="P2">Take advantage of the fastai community</text:p>
                <text:list>
                  <text:list-item>
                    <text:p>Post your questions and comments on the fastai Forum</text:p>
                  </text:list-item>
                  <text:list-item>
                    <text:p>If can usefully answer someone’s question, consider posting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urse Prerequisi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miliarity with </text:p>
                <text:list>
                  <text:list-item>
                    <text:p>working with data in Python</text:p>
                  </text:list-item>
                  <text:list-item>
                    <text:p>machine learning concepts, such as training and test sets</text:p>
                  </text:list-item>
                </text:list>
              </text:list-item>
            </text:list>
            <text:list text:style-name="L3">
              <text:list-item>
                <text:p>Some experience with PyTorch and neural networks is helpful but not necess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t up your compute infrastructure</text:p>
          </draw:text-box>
        </draw:frame>
        <draw:frame presentation:style-name="pr4" draw:text-style-name="P4" draw:layer="layout" svg:width="25.668cm" svg:height="11.2cm" svg:x="1.4cm" svg:y="3.901cm" presentation:class="outline" presentation:user-transformed="true">
          <draw:text-box>
            <text:p text:style-name="P3"><text:span text:style-name="T3">1. </text:span><text:span text:style-name="T4">Download the Anaconda Python 3.7 distribution at</text:span></text:p>
            <text:p text:style-name="P3"><text:span text:style-name="T4"><text:s text:c="4"/></text:span><text:span text:style-name="T5">https://www.anaconda.com/distribution/#download-section</text:span></text:p>
            <text:p text:style-name="P3"><text:span text:style-name="T4">2. Install Anaconda by following the instructions at </text:span></text:p>
            <text:p text:style-name="P3"><text:span text:style-name="T6"><text:s text:c="2"/></text:span><text:span text:style-name="T6"><text:a xlink:href="https://docs.anaconda.com/anaconda/install/" xlink:type="simple">https://docs.anaconda.com/anaconda/install/</text:a></text:span></text:p>
            <text:p text:style-name="P3"><text:span text:style-name="T7">2. Open an anaconda shell terminal (choose the Anaconda Prompt from the Start Menu in Windows)</text:span></text:p>
            <text:p text:style-name="P3"><text:span text:style-name="T4">3. </text:span><text:span text:style-name="T4"><text:a xlink:href="https://uoa-eresearch.github.io/eresearch-cookbook/recipe/2014/11/20/conda/" xlink:type="simple">Create an environment</text:a></text:span><text:span text:style-name="T4"><text:s/>for fastai (See </text:span><text:span text:style-name="T4"><text:a xlink:href="https://uoa-eresearch.github.io/eresearch-cookbook/recipe/2014/11/20/conda/" xlink:type="simple">https://uoa-eresearch.github.io/eresearch-cookbook/recipe/2014/11/20/conda/</text:a></text:span><text:span text:style-name="T4">),</text:span></text:p>
            <text:p text:style-name="P3"><text:span text:style-name="T4"><text:s text:c="4"/></text:span><text:span text:style-name="T4">then activate that environment:</text:span></text:p>
            <text:p text:style-name="P3"><text:span text:style-name="T6"><text:s text:c="8"/></text:span><text:span text:style-name="T8">conda create --name fastai</text:span></text:p>
            <text:p text:style-name="P3"><text:span text:style-name="T9"><text:s text:c="17"/></text:span><text:span text:style-name="T10">activate environment</text:span></text:p>
            <text:p text:style-name="P3"><text:span text:style-name="T9">4. Create a fastai directory and Install the fastai library:</text:span></text:p>
            <text:p text:style-name="P3"><text:span text:style-name="T9"><text:s text:c="17"/></text:span><text:span text:style-name="T10">mkdir fastai</text:span></text:p>
            <text:p text:style-name="P3"><text:span text:style-name="T11"><text:s text:c="8"/></text:span><text:span text:style-name="T10">conda install -c pytorch -c fastai fastai</text:span></text:p>
            <text:p text:style-name="P3"><text:span text:style-name="T9">5. Make a local copy of the fastai </text:span><text:span text:style-name="T12">course-nlp</text:span><text:span text:style-name="T9"> repository:</text:span></text:p>
            <text:p text:style-name="P3"><text:span text:style-name="T4"><text:s text:c="17"/></text:span><text:span text:style-name="T8">cd fastai</text:span></text:p>
            <text:p text:style-name="P3"><text:span text:style-name="T13"><text:s text:c="15"/></text:span><text:span text:style-name="T10">git clone </text:span><text:span text:style-name="T10"><text:a xlink:href="https://github.com/fastai/course-nlp.git" xlink:type="simple">https://github.com/fastai/course-nlp.git</text:a></text:span></text:p>
            <text:p text:style-name="P3"><text:span text:style-name="T14"><text:s text:c="11"/></text:span></text:p>
            <text:p text:style-name="P3"><text:span text:style-name="T14"><text:s text:c="16"/>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unning a course notebook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><text:span text:style-name="T15">1. Open an anaconda shell, with the Anaconda Prompt</text:span></text:p>
            <text:p><text:span text:style-name="T15">2. Activate the fastai environment</text:span></text:p>
            <text:p><text:span text:style-name="T15"><text:s text:c="4"/></text:span><text:span text:style-name="T16">activate fastai</text:span></text:p>
            <text:p><text:span text:style-name="T15">2. Go to your local copy of the course repository </text:span></text:p>
            <text:p><text:span text:style-name="T17"><text:s text:c="2"/></text:span><text:span text:style-name="T16">cd fastai/course-nlp/</text:span></text:p>
            <text:p><text:span text:style-name="T15">3. Run the command</text:span></text:p>
            <text:p><text:span text:style-name="T18"><text:s text:c="2"/></text:span><text:span text:style-name="T16">jupyter notebook</text:span></text:p>
            <text:p><text:span text:style-name="T19"><text:s text:c="4"/></text:span><text:span text:style-name="T19">A new browser tab will open, with links to the course notebooks in the repository </text:span></text:p>
            <text:p><text:span text:style-name="T19">4. Clicking on a selected notebook link opens that notebook in a separate browser tab</text:span></text:p>
            <text:p><text:span text:style-name="T19">5. We’ll cover the notebook </text:span><text:span text:style-name="T16">2-svd-nmf-topic-modeling</text:span><text:span text:style-name="T19"> next week. Click on it and verify that you can run the code blocks within it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p down approach</text:p>
          </draw:text-box>
        </draw:frame>
        <draw:frame presentation:style-name="BrightBlue-outline1" draw:layer="layout" svg:width="25.725cm" svg:height="11.037cm" svg:x="0cm" svg:y="3.8cm" presentation:class="outline" presentation:user-transformed="true">
          <draw:text-box>
            <text:list text:style-name="L3">
              <text:list-item>
                <text:p>Philosophy is to start “doing” as soon as possible</text:p>
              </text:list-item>
              <text:list-item>
                <text:p>Potential problem: information overload!</text:p>
                <text:list>
                  <text:list-header>
                    <text:p>Notebooks, videos, references, blogs, papers, code packages</text:p>
                    <text:p>Can be overwhelming!</text:p>
                  </text:list-header>
                </text:list>
              </text:list-item>
              <text:list-item>
                <text:p>Solution: keep to a straight path, limit your scope</text:p>
                <text:list>
                  <text:list-header>
                    <text:p>Focus on the videos and the course notebooks, avoid distraction</text:p>
                    <text:p>Don’t feel you have to follow up all the peripheral information!</text:p>
                  </text:list-header>
                </text:list>
              </text:list-item>
              <text:list-item>
                <text:p>If you’re already familiar with much of the material, and you have time, then by all means do check out the suggested references.</text:p>
              </text:list-item>
            </text:list>
            <text:p/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pics cover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pic Modeling with NMF (non-negative matrix factorization)and SVD (Singular Value Decomposition)</text:p>
              </text:list-item>
              <text:list-item>
                <text:p>Sentiment classification with Naive Bayes, Logistic regression, and ngrams</text:p>
              </text:list-item>
              <text:list-item>
                <text:p>Regex and tokenization</text:p>
              </text:list-item>
              <text:list-item>
                <text:p>Language modeling &amp; sentiment classification with deep learning</text:p>
              </text:list-item>
              <text:list-item>
                <text:p>Translation with RNNs</text:p>
              </text:list-item>
              <text:list-item>
                <text:p>Translation with the Transformer architecture</text:p>
              </text:list-item>
              <text:list-item>
                <text:p>Bias &amp; ethics in NLP</text:p>
              </text:list-item>
              <text:list-item>
                <text:p>See <text:a xlink:href="https://github.com/fastai/course-nlp/blob/master/0-course-logistics.ipynb" xlink:type="simple">notebook0</text:a><text:s text:c="2"/>for a complete list, and referenc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tional assig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ider this quote, from Albert Einstein: “You don’t <text:span text:style-name="T15">really</text:span> understand anything unless you can explain it to your grandmother”</text:p>
              </text:list-item>
              <text:list-item>
                <text:p>Write a blog post about something you’ve learned in the class</text:p>
              </text:list-item>
              <text:list-item>
                <text:p>Post it to the Forum, on Medium, or another online ven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a xlink:href="https://www.youtube.com/watch?v=cce8ntxP_XI&amp;list=PLtmWHNX-gukKocXQOkQjuVxglSDYWsSh9&amp;index=1" xlink:type="simple">First video</text:a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urse covers</text:p>
                <text:list>
                  <text:list-item>
                    <text:p>Topic Modeling</text:p>
                  </text:list-item>
                  <text:list-item>
                    <text:p>Sentiment Classification</text:p>
                  </text:list-item>
                  <text:list-item>
                    <text:p>Language Modeling</text:p>
                  </text:list-item>
                  <text:list-item>
                    <text:p>Translation</text:p>
                  </text:list-item>
                </text:list>
              </text:list-item>
              <text:list-item>
                <text:p>Generally I rely on you to watch videos, then I pick some parts of the video to cover in depth</text:p>
              </text:list-item>
              <text:list-item>
                <text:p><text:a xlink:href="https://github.com/jcatanza" xlink:type="simple">My github repo</text:a></text:p>
              </text:list-item>
              <text:list-item>
                <text:p><text:a xlink:href="https://github.com/jcatanza/Fastai-A-Code-First-Introduction-To-Natural-Language-Processing-TWiML-Study-Group" xlink:type="simple">NLP Study Group repo</text:a><text:s/>contains original and annotated course notebooks and other course materials (such as this document!)</text:p>
              </text:list-item>
              <text:list-item>
                <text:p><text:a xlink:href="https://github.com/jcatanza/Fastai-A-Code-First-Introduction-To-Natural-Language-Processing-TWiML-Study-Group/blob/master/norvig-spell-check.ipynb" xlink:type="simple">Peter Norvig spell-checker</text:a><text:s/>notebook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non Sans" svg:font-family="'Liberatinon Sans'" style:font-family-generic="swiss"/>
    <style:font-face style:name="Lilberation Sans" svg:font-family="'Lilberation Sans'" style:font-family-generic="swiss"/>
    <style:font-face style:name="Lucida Console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svg:stroke-color="#808080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2D879D312EFB186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9:02:25.631000000</meta:creation-date>
    <meta:editing-duration>PT15H48M2S</meta:editing-duration>
    <meta:editing-cycles>23</meta:editing-cycles>
    <meta:generator>LibreOffice/6.2.5.2$Windows_X86_64 LibreOffice_project/1ec314fa52f458adc18c4f025c545a4e8b22c159</meta:generator>
    <dc:title>Bright Blue</dc:title>
    <dc:date>2019-12-13T16:15:00.354000000</dc:date>
    <meta:document-statistic meta:object-count="62"/>
  </office:meta>
</office:document-meta>
</file>